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01pt"/>
    </style:style>
    <style:style style:name="co6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nd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 office:value-type="string" calcext:value-type="string">
            <text:p>1: Her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. John’s W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S, D 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ermanthum B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E, D 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1 S, +1 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2 S, +1 E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1 VP, +2 E 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2 VP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ilkw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tinging Nett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2 E, +2 M 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3 VP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 &gt; M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orget-Me-N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string" calcext:value-type="string">
            <text:p>2: Animal Produc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1 VP, +2 S 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1 VP, D 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2 S, D 1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2M, +2 L 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3 M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x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 &gt; VP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 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+3 M, D 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4VP, D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7 VP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1" office:value-type="string" calcext:value-type="string">
            <text:p>3: Arcane Item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+2 L 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 &gt; L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 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3 VP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 &gt; S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 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 &gt; VP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</table:table>
      <table:table table:name="Basic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Mint T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V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Good-Luck 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Yarrow Root (basic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E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1 M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1 L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nf</text:p>
          </table:table-cell>
        </table:table-row>
      </table:table>
      <table:table table:name="Fixed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Verbana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+2 E 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3E</text:p>
          </table:table-cell>
          <table:table-cell office:value-type="string" calcext:value-type="string">
            <text:p>+2 M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2M</text:p>
          </table:table-cell>
          <table:table-cell office:value-type="string" calcext:value-type="string">
            <text:p>+2M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string" calcext:value-type="string">
            <text:p>2M</text:p>
          </table:table-cell>
          <table:table-cell office:value-type="string" calcext:value-type="string">
            <text:p>+1L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1L</text:p>
          </table:table-cell>
          <table:table-cell office:value-type="string" calcext:value-type="string">
            <text:p>+1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f</text:p>
          </table:table-cell>
        </table:table-row>
      </table:table>
      <table:named-expressions/>
      <table:database-ranges>
        <table:database-range table:name="__Anonymous_Sheet_DB__0" table:target-range-address="Random.A15:Random.D25" table:contains-header="fals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4:54:10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0-07-23T17:11:51.628000000</dc:date>
    <meta:editing-duration>PT17H59M14S</meta:editing-duration>
    <meta:editing-cycles>6</meta:editing-cycles>
    <meta:document-statistic meta:table-count="3" meta:cell-count="160" meta:object-count="0"/>
  </office:meta>
</office:document-meta>
</file>